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e8a202"/>
    </style:style>
    <style:style style:name="ce16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ackground-color="#bf819e"/>
    </style:style>
    <style:style style:name="ce22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fa6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/>(functional analysis, representation theory of the Heisenberg group, quantum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s/>(generalized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ley's reciprocity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1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5:59:18.462406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9T16:10:16.265812445</dc:date>
    <meta:editing-duration>PT15H18M50S</meta:editing-duration>
    <meta:editing-cycles>566</meta:editing-cycles>
    <meta:generator>LibreOffice/7.1.3.2$Linux_X86_64 LibreOffice_project/10$Build-2</meta:generator>
    <meta:document-statistic meta:table-count="8" meta:cell-count="2720" meta:object-count="0"/>
  </office:meta>
</office:document-meta>
</file>